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2:.$H1002])" office:value-type="float" office:value="-57.58" calcext:value-type="float">
            <text:p>-57.58</text:p>
          </table:table-cell>
          <table:table-cell table:formula="of:=SUM([.H3:.H1002])/SUM([.E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3:.$H1002];&quot;&gt;0&quot;)" office:value-type="float" office:value="1.86272388059701" calcext:value-type="float">
            <text:p>1.9</text:p>
          </table:table-cell>
          <table:table-cell table:formula="of:=AVERAGEIF([.$H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3:.$G1002];&quot;&gt;0&quot;)/COUNTIF([.$B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4:.$H1004])" office:value-type="float" office:value="-57.5799999999999" calcext:value-type="float">
            <text:p>-57.58</text:p>
          </table:table-cell>
          <table:table-cell table:formula="of:=SUM([.H5:.H1004])/SUM([.E5:.E1004])" office:value-type="percentage" office:value="-0.0189302182600676" calcext:value-type="percentage">
            <text:p>-2%</text:p>
          </table:table-cell>
          <table:table-cell table:formula="of:=[.O1004]-(1-[.O1004])/[.N1004]" office:value-type="percentage" office:value="-0.0013518735982192" calcext:value-type="percentage">
            <text:p>-0.1%</text:p>
          </table:table-cell>
          <table:table-cell table:formula="of:=AVERAGEIF([.$H5:.$H1004];&quot;&gt;0&quot;)" office:value-type="float" office:value="1.85872897196262" calcext:value-type="float">
            <text:p>1.9</text:p>
          </table:table-cell>
          <table:table-cell table:formula="of:=AVERAGEIF([.$H5:.$H1004];&quot;&lt;0&quot;)" office:value-type="float" office:value="-3.92565055762082" calcext:value-type="float">
            <text:p>-3.9</text:p>
          </table:table-cell>
          <table:table-cell table:formula="of:=[.L1004]/-[.M1004]" office:value-type="percentage" office:value="0.473483043047295" calcext:value-type="percentage">
            <text:p>47%</text:p>
          </table:table-cell>
          <table:table-cell table:formula="of:=COUNTIF([.$G5:.$G1004];&quot;&gt;0&quot;)/COUNTIF([.$B5:.$B1004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5:.$H1005])" office:value-type="float" office:value="-61.53" calcext:value-type="float">
            <text:p>-61.53</text:p>
          </table:table-cell>
          <table:table-cell table:formula="of:=SUM([.H6:.H1005])/SUM([.E6:.E1005])" office:value-type="percentage" office:value="-0.0201142680667078" calcext:value-type="percentage">
            <text:p>-2%</text:p>
          </table:table-cell>
          <table:table-cell table:formula="of:=[.O1005]-(1-[.O1005])/[.N1005]" office:value-type="percentage" office:value="-0.00378661727022311" calcext:value-type="percentage">
            <text:p>-0.4%</text:p>
          </table:table-cell>
          <table:table-cell table:formula="of:=AVERAGEIF([.$H6:.$H1005];&quot;&gt;0&quot;)" office:value-type="float" office:value="1.85209345794392" calcext:value-type="float">
            <text:p>1.9</text:p>
          </table:table-cell>
          <table:table-cell table:formula="of:=AVERAGEIF([.$H6:.$H1005];&quot;&lt;0&quot;)" office:value-type="float" office:value="-3.92565055762082" calcext:value-type="float">
            <text:p>-3.9</text:p>
          </table:table-cell>
          <table:table-cell table:formula="of:=[.L1005]/-[.M1005]" office:value-type="percentage" office:value="0.471792746389125" calcext:value-type="percentage">
            <text:p>47%</text:p>
          </table:table-cell>
          <table:table-cell table:formula="of:=COUNTIF([.$G6:.$G1005];&quot;&gt;0&quot;)/COUNTIF([.$B6:.$B1005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6:.$H1006])" office:value-type="float" office:value="-64.13" calcext:value-type="float">
            <text:p>-64.13</text:p>
          </table:table-cell>
          <table:table-cell table:formula="of:=SUM([.H7:.H1006])/SUM([.E7:.E1006])" office:value-type="percentage" office:value="-0.0214334260117392" calcext:value-type="percentage">
            <text:p>-2%</text:p>
          </table:table-cell>
          <table:table-cell table:formula="of:=[.O1006]-(1-[.O1006])/[.N1006]" office:value-type="percentage" office:value="-0.00672449527791941" calcext:value-type="percentage">
            <text:p>-0.7%</text:p>
          </table:table-cell>
          <table:table-cell table:formula="of:=AVERAGEIF([.$H7:.$H1006];&quot;&gt;0&quot;)" office:value-type="float" office:value="1.84414953271028" calcext:value-type="float">
            <text:p>1.8</text:p>
          </table:table-cell>
          <table:table-cell table:formula="of:=AVERAGEIF([.$H7:.$H1006];&quot;&lt;0&quot;)" office:value-type="float" office:value="-3.92565055762082" calcext:value-type="float">
            <text:p>-3.9</text:p>
          </table:table-cell>
          <table:table-cell table:formula="of:=[.L1006]/-[.M1006]" office:value-type="percentage" office:value="0.469769151798357" calcext:value-type="percentage">
            <text:p>47%</text:p>
          </table:table-cell>
          <table:table-cell table:formula="of:=COUNTIF([.$G7:.$G1006];&quot;&gt;0&quot;)/COUNTIF([.$B7:.$B1006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7:.$H1007])" office:value-type="float" office:value="-68.4699999999999" calcext:value-type="float">
            <text:p>-68.47</text:p>
          </table:table-cell>
          <table:table-cell table:formula="of:=SUM([.H8:.H1007])/SUM([.E8:.E1007])" office:value-type="percentage" office:value="-0.0248356079404466" calcext:value-type="percentage">
            <text:p>-2%</text:p>
          </table:table-cell>
          <table:table-cell table:formula="of:=[.O1007]-(1-[.O1007])/[.N1007]" office:value-type="percentage" office:value="-0.0142272464733313" calcext:value-type="percentage">
            <text:p>-1.4%</text:p>
          </table:table-cell>
          <table:table-cell table:formula="of:=AVERAGEIF([.$H8:.$H1007];&quot;&gt;0&quot;)" office:value-type="float" office:value="1.82416822429906" calcext:value-type="float">
            <text:p>1.8</text:p>
          </table:table-cell>
          <table:table-cell table:formula="of:=AVERAGEIF([.$H8:.$H1007];&quot;&lt;0&quot;)" office:value-type="float" office:value="-3.92565055762082" calcext:value-type="float">
            <text:p>-3.9</text:p>
          </table:table-cell>
          <table:table-cell table:formula="of:=[.L1007]/-[.M1007]" office:value-type="percentage" office:value="0.464679216227697" calcext:value-type="percentage">
            <text:p>46%</text:p>
          </table:table-cell>
          <table:table-cell table:formula="of:=COUNTIF([.$G8:.$G1007];&quot;&gt;0&quot;)/COUNTIF([.$B8:.$B1007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8:.$H1008])" office:value-type="float" office:value="-79.27" calcext:value-type="float">
            <text:p>-79.27</text:p>
          </table:table-cell>
          <table:table-cell table:formula="of:=SUM([.H9:.H1008])/SUM([.E9:.E1008])" office:value-type="percentage" office:value="-0.0184872114784778" calcext:value-type="percentage">
            <text:p>-2%</text:p>
          </table:table-cell>
          <table:table-cell table:formula="of:=[.O1008]-(1-[.O1008])/[.N1008]" office:value-type="percentage" office:value="-0.000628696759233494" calcext:value-type="percentage">
            <text:p>-0.1%</text:p>
          </table:table-cell>
          <table:table-cell table:formula="of:=AVERAGEIF([.$H9:.$H1008];&quot;&gt;0&quot;)" office:value-type="float" office:value="1.82225746268657" calcext:value-type="float">
            <text:p>1.8</text:p>
          </table:table-cell>
          <table:table-cell table:formula="of:=AVERAGEIF([.$H9:.$H1008];&quot;&lt;0&quot;)" office:value-type="float" office:value="-3.86567164179104" calcext:value-type="float">
            <text:p>-3.9</text:p>
          </table:table-cell>
          <table:table-cell table:formula="of:=[.L1008]/-[.M1008]" office:value-type="percentage" office:value="0.471394787644787" calcext:value-type="percentage">
            <text:p>47%</text:p>
          </table:table-cell>
          <table:table-cell table:formula="of:=COUNTIF([.$G9:.$G1008];&quot;&gt;0&quot;)/COUNTIF([.$B9:.$B1008];&quot;&gt;0&quot;)" office:value-type="percentage" office:value="0.67942583732057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9:.$H1009])" office:value-type="float" office:value="-58.39" calcext:value-type="float">
            <text:p>-58.39</text:p>
          </table:table-cell>
          <table:table-cell table:formula="of:=SUM([.H10:.H1009])/SUM([.E10:.E1009])" office:value-type="percentage" office:value="-0.0196759114989093" calcext:value-type="percentage">
            <text:p>-2%</text:p>
          </table:table-cell>
          <table:table-cell table:formula="of:=[.O1009]-(1-[.O1009])/[.N1009]" office:value-type="percentage" office:value="-0.00333392777591512" calcext:value-type="percentage">
            <text:p>-0.3%</text:p>
          </table:table-cell>
          <table:table-cell table:formula="of:=AVERAGEIF([.$H10:.$H1009];&quot;&gt;0&quot;)" office:value-type="float" office:value="1.81503731343284" calcext:value-type="float">
            <text:p>1.8</text:p>
          </table:table-cell>
          <table:table-cell table:formula="of:=AVERAGEIF([.$H10:.$H1009];&quot;&lt;0&quot;)" office:value-type="float" office:value="-3.86567164179104" calcext:value-type="float">
            <text:p>-3.9</text:p>
          </table:table-cell>
          <table:table-cell table:formula="of:=[.L1009]/-[.M1009]" office:value-type="percentage" office:value="0.469527027027027" calcext:value-type="percentage">
            <text:p>47%</text:p>
          </table:table-cell>
          <table:table-cell table:formula="of:=COUNTIF([.$G10:.$G1009];&quot;&gt;0&quot;)/COUNTIF([.$B10:.$B1009];&quot;&gt;0&quot;)" office:value-type="percentage" office:value="0.67942583732057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10:.$H1010])" office:value-type="float" office:value="-62.7999999999999" calcext:value-type="float">
            <text:p>-62.80</text:p>
          </table:table-cell>
          <table:table-cell table:formula="of:=SUM([.H11:.H1010])/SUM([.E11:.E1010])" office:value-type="percentage" office:value="-0.0220904836193448" calcext:value-type="percentage">
            <text:p>-2%</text:p>
          </table:table-cell>
          <table:table-cell table:formula="of:=[.O1010]-(1-[.O1010])/[.N1010]" office:value-type="percentage" office:value="-0.00875243150637417" calcext:value-type="percentage">
            <text:p>-0.9%</text:p>
          </table:table-cell>
          <table:table-cell table:formula="of:=AVERAGEIF([.$H11:.$H1010];&quot;&gt;0&quot;)" office:value-type="float" office:value="1.80074626865672" calcext:value-type="float">
            <text:p>1.8</text:p>
          </table:table-cell>
          <table:table-cell table:formula="of:=AVERAGEIF([.$H11:.$H1010];&quot;&lt;0&quot;)" office:value-type="float" office:value="-3.86567164179104" calcext:value-type="float">
            <text:p>-3.9</text:p>
          </table:table-cell>
          <table:table-cell table:formula="of:=[.L1010]/-[.M1010]" office:value-type="percentage" office:value="0.465830115830116" calcext:value-type="percentage">
            <text:p>47%</text:p>
          </table:table-cell>
          <table:table-cell table:formula="of:=COUNTIF([.$G11:.$G1010];&quot;&gt;0&quot;)/COUNTIF([.$B11:.$B1010];&quot;&gt;0&quot;)" office:value-type="percentage" office:value="0.67942583732057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11:.$H1011])" office:value-type="float" office:value="-70.08" calcext:value-type="float">
            <text:p>-70.08</text:p>
          </table:table-cell>
          <table:table-cell table:formula="of:=SUM([.H12:.H1011])/SUM([.E12:.E1011])" office:value-type="percentage" office:value="-0.0232771535580524" calcext:value-type="percentage">
            <text:p>-2%</text:p>
          </table:table-cell>
          <table:table-cell table:formula="of:=[.O1011]-(1-[.O1011])/[.N1011]" office:value-type="percentage" office:value="-0.0114581312589962" calcext:value-type="percentage">
            <text:p>-1.1%</text:p>
          </table:table-cell>
          <table:table-cell table:formula="of:=AVERAGEIF([.$H12:.$H1011];&quot;&gt;0&quot;)" office:value-type="float" office:value="1.79369402985075" calcext:value-type="float">
            <text:p>1.8</text:p>
          </table:table-cell>
          <table:table-cell table:formula="of:=AVERAGEIF([.$H12:.$H1011];&quot;&lt;0&quot;)" office:value-type="float" office:value="-3.86567164179104" calcext:value-type="float">
            <text:p>-3.9</text:p>
          </table:table-cell>
          <table:table-cell table:formula="of:=[.L1011]/-[.M1011]" office:value-type="percentage" office:value="0.464005791505791" calcext:value-type="percentage">
            <text:p>46%</text:p>
          </table:table-cell>
          <table:table-cell table:formula="of:=COUNTIF([.$G12:.$G1011];&quot;&gt;0&quot;)/COUNTIF([.$B12:.$B1011];&quot;&gt;0&quot;)" office:value-type="percentage" office:value="0.67942583732057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12:.$H1012])" office:value-type="float" office:value="-74.5399999999999" calcext:value-type="float">
            <text:p>-74.54</text:p>
          </table:table-cell>
          <table:table-cell table:formula="of:=SUM([.H13:.H1012])/SUM([.E13:.E1012])" office:value-type="percentage" office:value="-0.0287139272271016" calcext:value-type="percentage">
            <text:p>-3%</text:p>
          </table:table-cell>
          <table:table-cell table:formula="of:=[.O1012]-(1-[.O1012])/[.N1012]" office:value-type="percentage" office:value="-0.0238645773838817" calcext:value-type="percentage">
            <text:p>-2.4%</text:p>
          </table:table-cell>
          <table:table-cell table:formula="of:=AVERAGEIF([.$H13:.$H1012];&quot;&gt;0&quot;)" office:value-type="float" office:value="1.76205223880597" calcext:value-type="float">
            <text:p>1.8</text:p>
          </table:table-cell>
          <table:table-cell table:formula="of:=AVERAGEIF([.$H13:.$H1012];&quot;&lt;0&quot;)" office:value-type="float" office:value="-3.86567164179104" calcext:value-type="float">
            <text:p>-3.9</text:p>
          </table:table-cell>
          <table:table-cell table:formula="of:=[.L1012]/-[.M1012]" office:value-type="percentage" office:value="0.455820463320463" calcext:value-type="percentage">
            <text:p>46%</text:p>
          </table:table-cell>
          <table:table-cell table:formula="of:=COUNTIF([.$G13:.$G1012];&quot;&gt;0&quot;)/COUNTIF([.$B13:.$B1012];&quot;&gt;0&quot;)" office:value-type="percentage" office:value="0.679425837320574" calcext:value-type="percentage">
            <text:p>68%</text:p>
          </table:table-cell>
          <table:table-cell table:number-columns-repeated="1009"/>
        </table:table-row>
        <table:table-row table:style-name="ro2" table:number-rows-repeated="104756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3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3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3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4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3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5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18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4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2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287139272271016" calcext:value-type="percentage">
            <text:p>-3%</text:p>
          </table:table-cell>
          <table:table-cell table:formula="of:=[$all.O1012]" office:value-type="percentage" office:value="0.679425837320574" calcext:value-type="percentage">
            <text:p>68%</text:p>
          </table:table-cell>
          <table:table-cell table:formula="of:=[$all.K1012]" office:value-type="percentage" office:value="-0.0238645773838817" calcext:value-type="percentage">
            <text:p>-2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-3.78460165551248" calcext:value-type="percentage">
            <text:p>-3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>
            <draw:frame table:end-cell-address="daily.O120" table:end-x="3.72mm" table:end-y="1.1mm" draw:z-index="0" draw:name="Chart 1" draw:style-name="gr1" draw:text-style-name="P1" svg:width="231.62mm" svg:height="68.19mm" svg:x="6.39mm" svg:y="0.66mm">
              <loext:p draw:notify-on-update-of-ranges="daily.A3:daily.A201 daily.L2:daily.L2 daily.L3:daily.L20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2" office:value-type="string" calcext:value-type="string">
            <text:p>2020-01</text:p>
          </table:table-cell>
          <table:table-cell table:style-name="ce42" office:value-type="string" calcext:value-type="string">
            <text:p>2019-12</text:p>
          </table:table-cell>
          <table:table-cell table:style-name="ce42" office:value-type="string" calcext:value-type="string">
            <text:p>2019-11</text:p>
          </table:table-cell>
          <table:table-cell table:style-name="ce42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3.465" calcext:value-type="float">
            <text:p>-3</text:p>
          </table:table-cell>
          <table:table-cell table:style-name="ce42" table:formula="of:=SUM([.H3:.H28])" office:value-type="float" office:value="-3.465" calcext:value-type="float">
            <text:p>-3</text:p>
          </table:table-cell>
          <table:table-cell table:style-name="ce42" table:formula="of:=SUM([.I3:.I28])" office:value-type="float" office:value="-3.26916666666667" calcext:value-type="float">
            <text:p>-3</text:p>
          </table:table-cell>
          <table:table-cell table:style-name="ce42" table:formula="of:=SUM([.J3:.J28])" office:value-type="float" office:value="2.565" calcext:value-type="float">
            <text:p>3</text:p>
          </table:table-cell>
          <table:table-cell table:style-name="ce42" table:formula="of:=SUM([.K3:.K28])" office:value-type="float" office:value="1.42083333333333" calcext:value-type="float">
            <text:p>1</text:p>
          </table:table-cell>
          <table:table-cell table:style-name="ce42" table:formula="of:=SUM([.L3:.L28])" office:value-type="float" office:value="-3.51333333333334" calcext:value-type="float">
            <text:p>-4</text:p>
          </table:table-cell>
          <table:table-cell table:style-name="ce42" table:formula="of:=SUM([.M3:.M28])" office:value-type="float" office:value="-4.48666666666667" calcext:value-type="float">
            <text:p>-4</text:p>
          </table:table-cell>
          <table:table-cell table:style-name="ce42" table:formula="of:=SUM([.N3:.N28])" office:value-type="float" office:value="-4.48666666666667" calcext:value-type="float">
            <text:p>-4</text:p>
          </table:table-cell>
          <table:table-cell table:style-name="ce42" table:formula="of:=SUM([.O3:.O28])" office:value-type="float" office:value="-4.48666666666667" calcext:value-type="float">
            <text:p>-4</text:p>
          </table:table-cell>
          <table:table-cell table:style-name="ce42" table:formula="of:=SUM([.P3:.P28])" office:value-type="float" office:value="-4.48666666666667" calcext:value-type="float">
            <text:p>-4</text:p>
          </table:table-cell>
          <table:table-cell table:style-name="ce42" table:formula="of:=SUM([.Q3:.Q28])" office:value-type="float" office:value="-4.48666666666667" calcext:value-type="float">
            <text:p>-4</text:p>
          </table:table-cell>
          <table:table-cell table:style-name="ce42" table:formula="of:=SUM([.R3:.R28])" office:value-type="float" office:value="-4.48666666666667" calcext:value-type="float">
            <text:p>-4</text:p>
          </table:table-cell>
          <table:table-cell table:style-name="ce42" table:formula="of:=SUM([.S3:.S28])" office:value-type="float" office:value="-1.02166666666667" calcext:value-type="float">
            <text:p>-1</text:p>
          </table:table-cell>
          <table:table-cell table:style-name="ce42" table:formula="of:=SUM([.T3:.T28])" office:value-type="float" office:value="-1.02166666666667" calcext:value-type="float">
            <text:p>-1</text:p>
          </table:table-cell>
          <table:table-cell table:style-name="ce42" table:formula="of:=SUM([.U3:.U28])" office:value-type="float" office:value="-1.2175" calcext:value-type="float">
            <text:p>-1</text:p>
          </table:table-cell>
          <table:table-cell table:style-name="ce44" table:formula="of:=SUM([.V3:.V28])" office:value-type="float" office:value="-7.05166666666667" calcext:value-type="float">
            <text:p>-7</text:p>
          </table:table-cell>
          <table:table-cell table:style-name="ce44" table:formula="of:=SUM([.W3:.W28])" office:value-type="float" office:value="-5.9075" calcext:value-type="float">
            <text:p>-6</text:p>
          </table:table-cell>
          <table:table-cell table:style-name="ce44" table:formula="of:=SUM([.X3:.X28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201])" office:value-type="float" office:value="182" calcext:value-type="float">
            <text:p>182</text:p>
          </table:table-cell>
          <table:table-cell table:formula="of:=SUM([$daily.C84:.C201])" office:value-type="float" office:value="719" calcext:value-type="float">
            <text:p>719</text:p>
          </table:table-cell>
          <table:table-cell table:formula="of:=SUM([$daily.F84:.F201])" office:value-type="float" office:value="-41.58" calcext:value-type="float">
            <text:p>-42</text:p>
          </table:table-cell>
          <table:table-cell table:style-name="ce41" table:formula="of:=[.D4]/[.C4]" office:value-type="percentage" office:value="-0.0578303198887344" calcext:value-type="percentage">
            <text:p>-6%</text:p>
          </table:table-cell>
          <table:table-cell/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formula="of:=[.$D4]/12" office:value-type="float" office:value="-3.465" calcext:value-type="float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4">00/00/0000</text:date>, <text:time style:data-style-name="N2" text:time-value="06:45:03.3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4T06:52:48.463000000</dc:date>
    <meta:generator>LibreOffice/5.2.6.2$Windows_X86_64 LibreOffice_project/a3100ed2409ebf1c212f5048fbe377c281438fdc</meta:generator>
    <meta:editing-duration>P1DT17H34M37S</meta:editing-duration>
    <meta:editing-cycles>21</meta:editing-cycles>
    <meta:document-statistic meta:table-count="3" meta:cell-count="137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82cm" xlink:href=".." xlink:type="simple" chart:class="chart:line" chart:style-name="ch1">
        <chart:title svg:x="10.732cm" svg:y="0.272cm" chart:style-name="ch2">
          <text:p>closing</text:p>
        </chart:title>
        <chart:plot-area chart:style-name="ch3" table:cell-range-address="daily.A3:daily.A201 daily.L2:daily.L201" chart:data-source-has-labels="both" svg:x="0.463cm" svg:y="1.361cm" svg:width="22.237cm" svg:height="5.323cm">
          <chartooo:coordinate-region svg:x="1.148cm" svg:y="1.547cm" svg:width="20.974cm" svg:height="4.517cm"/>
          <chart:axis chart:dimension="x" chart:name="primary-x" chart:style-name="ch4" chartooo:axis-type="auto">
            <chartooo:date-scale/>
            <chart:categories table:cell-range-address="daily.A3:daily.A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1" chart:label-cell-address="daily.L2:daily.L2" chart:class="chart:line"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1</svg:desc>
                </draw:g>
              </table:table-cell>
              <table:table-cell office:value-type="float" office:value="230.3">
                <text:p>230.3</text:p>
                <draw:g>
                  <svg:desc>daily.L3:daily.L201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